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data. The XML metadata will either be provided by the user, or generated by a front end graphical interface. The metadata will be combined with the PNG image data to construct an APNG file that can be viewed using the Mozilla Firefox web browser.</text:p>
      <text:h text:style-name="Heading_20_1" text:outline-level="1">Modules</text:h>
      <text:h text:style-name="Heading_20_2" text:outline-level="2">IO</text:h>
      <text:p text:style-name="P1">main (pngaxml, apngoutput, state) → <text:span text:style-name="T1">Given a pngaxml filename parses through the xml which is in the pnga schema format to create an apng file which is saved to apngoutput. The animated image is composed composed of individual PNG frames referenced in the pngaxml file along with their time offsets. </text:span></text:p>
      <text:h text:style-name="Heading_20_2" text:outline-level="2">BasicLex</text:h>
      <text:p text:style-name="P1">(base from previous project)</text:p>
      <text:h text:style-name="Heading_20_2" text:outline-level="2">MinidomParser</text:h>
      <text:p text:style-name="P1">(base from previous project)</text:p>
      <text:h text:style-name="Heading_20_2" text:outline-level="2">MinidomSerializer</text:h>
      <text:p text:style-name="P1">(base from previous project)</text:p>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P2"/>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p text:style-name="P2"/>
      <text:p text:style-name="P2"/>
      <text:h text:style-name="Heading_20_2" text:outline-level="2">PNGDatParser (Optional)</text:h>
      <text:p text:style-name="Text_20_body"/>
      <text:h text:style-name="Heading_20_2" text:outline-level="2"><text:soft-page-break/>APNGBuilder</text:h>
      <text:p text:style-name="Text_20_body"/>
      <text:h text:style-name="Heading_20_1" text:outline-level="1">Proces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2</text:page-number> of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1-25T17:19:17</dc:date>
    <dc:creator>Edward Flick</dc:creator>
    <meta:editing-duration>PT00H13M31S</meta:editing-duration>
    <meta:editing-cycles>2</meta:editing-cycles>
    <meta:generator>OpenOffice.org/3.2$Linux OpenOffice.org_project/320m12$Build-9483</meta:generator>
    <meta:document-statistic meta:table-count="0" meta:image-count="0" meta:object-count="0" meta:page-count="2" meta:paragraph-count="18" meta:word-count="238" meta:character-count="1524"/>
  </office:meta>
</office:document-meta>
</file>